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paragraph-rsid="00197b47"/>
    </style:style>
    <style:style style:name="P3" style:family="paragraph" style:parent-style-name="Text_20_body" style:list-style-name="L2"/>
    <style:style style:name="P4" style:family="paragraph" style:parent-style-name="Text_20_body" style:list-style-name="L1">
      <style:text-properties officeooo:rsid="00189e49" officeooo:paragraph-rsid="00189e49"/>
    </style:style>
    <style:style style:name="P5" style:family="paragraph" style:parent-style-name="Text_20_body" style:list-style-name="L1">
      <style:text-properties officeooo:rsid="0025accd" officeooo:paragraph-rsid="0025accd"/>
    </style:style>
    <style:style style:name="T1" style:family="text">
      <style:text-properties officeooo:rsid="0014bb26"/>
    </style:style>
    <style:style style:name="T2" style:family="text">
      <style:text-properties officeooo:rsid="00197b47"/>
    </style:style>
    <style:style style:name="T3" style:family="text">
      <style:text-properties officeooo:rsid="001b2c38"/>
    </style:style>
    <style:style style:name="T4" style:family="text">
      <style:text-properties officeooo:rsid="001dc8d8"/>
    </style:style>
    <style:style style:name="T5" style:family="text">
      <style:text-properties officeooo:rsid="00237215"/>
    </style:style>
    <style:style style:name="T6" style:family="text">
      <style:text-properties officeooo:rsid="00251574"/>
    </style:style>
    <style:style style:name="T7" style:family="text">
      <style:text-properties officeooo:rsid="00272bb0"/>
    </style:style>
    <style:style style:name="T8" style:family="text">
      <style:text-properties officeooo:rsid="00278c11"/>
    </style:style>
    <style:style style:name="T9" style:family="text">
      <style:text-properties officeooo:rsid="0027e6a1"/>
    </style:style>
    <style:style style:name="T10" style:family="text">
      <style:text-properties officeooo:rsid="00289a39"/>
    </style:style>
    <style:style style:name="T11" style:family="text">
      <style:text-properties officeooo:rsid="002e936b"/>
    </style:style>
    <style:style style:name="T12" style:family="text">
      <style:text-properties officeooo:rsid="0032d2f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2 Peter 2:1-15</text:h>
      <text:h text:style-name="Heading_20_2" text:outline-level="2">Introduction (1-2)</text:h>
      <text:list xml:id="list2443239616" text:style-name="L2">
        <text:list-item>
          <text:p text:style-name="P3">From Simon Peter, a servant and apostle of Jesus Christ—To those who through the righteousness of our God and Savior Jesus Christ have been given a faith as precious as ours: May grace and peace be yours in full measure through your knowledge of God and of Jesus our Lord.</text:p>
        </text:list-item>
      </text:list>
      <text:h text:style-name="Heading_20_2" text:outline-level="2"><text:bookmark text:name="en-GNT-33504"/>God's Call and Choice <text:span text:style-name="T1">(3-15)</text:span></text:h>
      <text:list xml:id="list3965669031" text:style-name="L1">
        <text:list-item>
          <text:p text:style-name="P1">God's divine power has given us everything we need to live a truly religious life through our knowledge of the one who called us to share in his own glory and goodness. In this way he has given us the very great and precious gifts he promised, so that by means of these gifts you may escape from the destructive lust that is in the world, and may come to share the divine nature. For this very reason do your best to add goodness to your faith; to your goodness add knowledge; to your knowledge add self-control; to your self-control add endurance; to your endurance add godliness; to your godliness add Christian affection; and to your Christian affection add love. These are the qualities you need, and if you have them in abundance, they will make you active and effective in your knowledge of our Lord Jesus Christ. But if you do not have them, you are so shortsighted that you cannot see and have forgotten that you have been purified from your past sins.<text:bookmark text:name="en-GNT-33511"/> So then, my friends, try even harder to make God's call and his choice of you a permanent experience; if you do so, you will never abandon your faith.<text:bookmark text:name="en-GNT-33512"/> In this way you will be given the full right to enter the eternal Kingdom of our Lord and Savior Jesus Christ.<text:bookmark text:name="en-GNT-33513"/> And so I will always remind you of these matters, even though you already know them and are firmly grounded in the truth you have received. <text:bookmark text:name="en-GNT-33514"/>I think it only right for me to stir up your memory of these matters as long as I am still alive. <text:bookmark text:name="en-GNT-33515"/>I know that I shall soon put off this mortal body, as our Lord Jesus Christ plainly told me.<text:bookmark text:name="en-GNT-33516"/> I will do my best, then, to provide a way for you to remember these matters at all times after my death.</text:p>
        </text:list-item>
        <text:list-item>
          <text:p text:style-name="P4">God has equiped us with the everything we need to live a religious life through the knowledge of the one who called us to share in his own glory, and the great and precious gifts he promised us. We should use these gifts and knowledge to escape from the destructive lust of the world.</text:p>
        </text:list-item>
        <text:list-item>
          <text:p text:style-name="P2"><text:span text:style-name="T2">In the passage above we see how we need to to commit ourselves and do our best, it’s a choice we should make </text:span><text:span text:style-name="T3">as individuals. </text:span><text:span text:style-name="T4">The starting point is faith, to the faith we add goodness, to goodness we add knowledge, to knowledge we add self-control, to self-control we add endurance, to endurance we add godliness, to godliness we add Christian affection and to Christian affection we add love. </text:span><text:span text:style-name="T5">If we have these qualities (faith, goodness, knowledge, self-control, endurance, godliness, Christian affection and love) in abundance then we’re active and effective in the knowledge of our Lord Jesus Christ. </text:span><text:span text:style-name="T6">Lack of these qualities means we’re shortsighted, cannot see and we forget </text:span><text:span text:style-name="T11">the</text:span><text:span text:style-name="T6"> purification of our past sins.</text:span></text:p>
        </text:list-item>
        <text:list-item>
          <text:p text:style-name="P5"><text:soft-page-break/>We’<text:span text:style-name="T7">re </text:span>encouraged <text:span text:style-name="T8">to</text:span> try our atmost best to make God’s call and choice of us a permanent experience, by so doing we won’t abandon our faith <text:span text:style-name="T9">and we’ll be given the right to enter the kingdom of our Lord and Saviour Jesus Christ. </text:span><text:span text:style-name="T10">Peter was expecting his death to be near, hence he was writing this letter that will remind the people of Jesus Christ </text:span><text:span text:style-name="T12">and the love of God </text:span><text:span text:style-name="T10">forever. Today we still have the letter and it’s reminding us of whom Jesus Christ is, his mission and what we need to do as his followers (Christian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0T09:21:15.943667399</meta:creation-date>
    <dc:date>2022-05-10T10:20:46.505386546</dc:date>
    <meta:editing-duration>PT59M23S</meta:editing-duration>
    <meta:editing-cycles>18</meta:editing-cycles>
    <meta:generator>LibreOffice/6.4.7.2$Linux_X86_64 LibreOffice_project/40$Build-2</meta:generator>
    <meta:document-statistic meta:table-count="0" meta:image-count="0" meta:object-count="0" meta:page-count="2" meta:paragraph-count="8" meta:word-count="650" meta:character-count="3509" meta:non-whitespace-character-count="2873"/>
  </office:meta>
</office:document-meta>
</file>